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151.5mm"/>
    </style:style>
    <style:style style:name="co5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4"/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Outlet ID</text:p>
          </table:table-cell>
          <table:table-cell table:style-name="ce1" office:value-type="string" calcext:value-type="string">
            <text:p>F360 name</text:p>
          </table:table-cell>
          <table:table-cell table:style-name="ce1" office:value-type="string" calcext:value-type="string">
            <text:p>F360 version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Results</text:p>
          </table:table-cell>
          <table:table-cell office:value-type="string" calcext:value-type="string">
            <text:p>works?</text:p>
          </table:table-cell>
        </table:table-row>
        <table:table-row table:style-name="ro1">
          <table:table-cell table:style-name="ce2" office:value-type="float" office:value="1" calcext:value-type="float">
            <text:p>000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2" office:value-type="float" office:value="2" calcext:value-type="float">
            <text:p>000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2" office:value-type="float" office:value="3" calcext:value-type="float">
            <text:p>0003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2" office:value-type="float" office:value="4" calcext:value-type="float">
            <text:p>0004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V001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5" calcext:value-type="float">
            <text:p>0005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2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add grid under mounting hole. 90° at the end. Improve grid angles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6" calcext:value-type="float">
            <text:p>0006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3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improve gird angles. Longer grid under mouting hole. Bigger intake fillet. Remove exhaust fillet</text:p>
          </table:table-cell>
          <table:table-cell table:style-name="ce3" office:value-type="string" calcext:value-type="string">
            <text:p>worse than 00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7" calcext:value-type="float">
            <text:p>0007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4</text:p>
          </table:table-cell>
          <table:table-cell table:style-name="ce3" office:value-type="string" calcext:value-type="string">
            <text:p>nozzle_fan_outlet_var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gger front opening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8" calcext:value-type="float">
            <text:p>0008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outlet_var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maller exhaust on back. Front and side exhaust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float" office:value="9" calcext:value-type="float">
            <text:p>0009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outlet_var3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10" calcext:value-type="float">
            <text:p>0010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7</text:p>
          </table:table-cell>
          <table:table-cell table:style-name="ce3" office:value-type="string" calcext:value-type="string">
            <text:p>nozzle_fan_outlet_var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mm thicker. Reduce thickness of end. Improved grid (smoother). Smoother intake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float" office:value="11" calcext:value-type="float">
            <text:p>001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8</text:p>
          </table:table-cell>
          <table:table-cell table:style-name="ce3" office:value-type="string" calcext:value-type="string">
            <text:p>nozzle_fan_outlet_var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ess grid, reduce end thickness, 1mm shorter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12" calcext:value-type="float">
            <text:p>001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9</text:p>
          </table:table-cell>
          <table:table-cell table:style-name="ce3" office:value-type="string" calcext:value-type="string">
            <text:p>nozzle_fan_outlet_var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harp nozzle outake</text:p>
          </table:table-cell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13" calcext:value-type="float">
            <text:p>0013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6</text:p>
          </table:table-cell>
          <table:table-cell table:style-name="ce3" office:value-type="string" calcext:value-type="string">
            <text:p>Re-print original</text:p>
          </table:table-cell>
          <table:table-cell table:style-name="ce3" table:number-columns-repeated="2"/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14" calcext:value-type="float">
            <text:p>0014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0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similar to V009 but close to nozzle and holes on bottom</text:p>
          </table:table-cell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15" calcext:value-type="float">
            <text:p>0015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1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bigger opening, longer arms, fillet inside, clozzer to nozzle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16" calcext:value-type="float">
            <text:p>0016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2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bigger opening, longer arms, closer to nozzle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17" calcext:value-type="float">
            <text:p>0017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2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tape on bottom holes</text:p>
          </table:table-cell>
          <table:table-cell table:style-name="ce3" office:value-type="string" calcext:value-type="string">
            <text:p>just a bit worse than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18" calcext:value-type="float">
            <text:p>0018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3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V012 with tube on exhaust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19" calcext:value-type="float">
            <text:p>0019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4</text:p>
          </table:table-cell>
          <table:table-cell table:style-name="ce3" office:value-type="string" calcext:value-type="string">
            <text:p>Thingiverse 2720541</text:p>
          </table:table-cell>
          <table:table-cell table:style-name="ce3" table:number-columns-repeated="2"/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20" calcext:value-type="float">
            <text:p>0020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5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V012 with better directed flow, bit longer tube, increase opening, smoother inside</text:p>
          </table:table-cell>
          <table:table-cell table:style-name="ce3" office:value-type="string" calcext:value-type="string">
            <text:p>close to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21" calcext:value-type="float">
            <text:p>002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outlet_var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005 with fan angled at 15°</text:p>
          </table:table-cell>
          <table:table-cell table:style-name="ce3" office:value-type="string" calcext:value-type="string">
            <text:p>same as origina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float" office:value="22" calcext:value-type="float">
            <text:p>002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6</text:p>
          </table:table-cell>
          <table:table-cell table:style-name="ce3" office:value-type="string" calcext:value-type="string">
            <text:p>nozzle_fan_out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 holes </text:p>
          </table:table-cell>
          <table:table-cell table:style-name="ce3"/>
          <table:table-cell/>
        </table:table-row>
        <table:table-row table:style-name="ro1">
          <table:table-cell table:style-name="ce2" office:value-type="float" office:value="23" calcext:value-type="float">
            <text:p>0023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2" office:value-type="float" office:value="24" calcext:value-type="float">
            <text:p>0024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2" office:value-type="float" office:value="25" calcext:value-type="float">
            <text:p>0025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2" office:value-type="float" office:value="26" calcext:value-type="float">
            <text:p>0026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2" office:value-type="float" office:value="27" calcext:value-type="float">
            <text:p>0027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2" office:value-type="float" office:value="28" calcext:value-type="float">
            <text:p>0028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2" office:value-type="float" office:value="29" calcext:value-type="float">
            <text:p>0029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2" office:value-type="float" office:value="30" calcext:value-type="float">
            <text:p>0030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2" office:value-type="float" office:value="31" calcext:value-type="float">
            <text:p>0031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2" office:value-type="float" office:value="32" calcext:value-type="float">
            <text:p>0032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2" office:value-type="float" office:value="33" calcext:value-type="float">
            <text:p>0033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2" office:value-type="float" office:value="34" calcext:value-type="float">
            <text:p>0034</text:p>
          </table:table-cell>
          <table:table-cell table:style-name="ce3" table:number-columns-repeated="6"/>
          <table:table-cell/>
        </table:table-row>
        <table:table-row table:style-name="ro1" table:number-rows-repeated="24">
          <table:table-cell table:style-name="ce3" table:number-columns-repeated="7"/>
          <table:table-cell/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.00.0000</text:date>, <text:time style:data-style-name="N2" text:time-value="20:36:00.8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2H49M53S</meta:editing-duration>
    <meta:editing-cycles>79</meta:editing-cycles>
    <meta:generator>LibreOffice/5.3.4.2$Windows_X86_64 LibreOffice_project/f82d347ccc0be322489bf7da61d7e4ad13fe2ff3</meta:generator>
    <dc:date>2018-05-22T21:17:02.693000000</dc:date>
    <meta:document-statistic meta:table-count="3" meta:cell-count="179" meta:object-count="0"/>
    <meta:user-defined meta:name="Info 1"/>
    <meta:user-defined meta:name="Info 2"/>
    <meta:user-defined meta:name="Info 3"/>
    <meta:user-defined meta:name="Info 4"/>
  </office:meta>
</office:document-meta>
</file>